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E0000026A4B44AB8C.png" manifest:media-type="image/png"/>
  <manifest:file-entry manifest:full-path="Pictures/2000004100001359000003144EC18F1B.wmf" manifest:media-type=""/>
  <manifest:file-entry manifest:full-path="Pictures/2000003500003B0800001AFCBC79A6DF.wmf" manifest:media-type=""/>
  <manifest:file-entry manifest:full-path="Pictures/10000000000005DC000004656536496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2.98cm"/>
    </style:style>
    <style:style style:name="pr2" style:family="presentation" style:parent-style-name="Title-subtitle">
      <style:graphic-properties draw:fill-color="#ffffff" draw:auto-grow-height="true" fo:min-height="3.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Content-title">
      <style:graphic-properties fo:min-height="3.18cm"/>
    </style:style>
    <style:style style:name="pr5" style:family="presentation" style:parent-style-name="Content-outline1">
      <style:graphic-properties fo:min-height="12.393cm"/>
    </style:style>
    <style:style style:name="pr6" style:family="presentation" style:parent-style-name="Content-notes">
      <style:graphic-properties draw:fill-color="#ffffff" draw:auto-grow-height="true" fo:min-height="13.364cm"/>
    </style:style>
    <style:style style:name="pr7" style:family="presentation" style:parent-style-name="Content-notes">
      <style:graphic-properties draw:fill-color="#ffffff" fo:min-height="13.364cm"/>
    </style:style>
    <style:style style:name="pr8" style:family="presentation" style:parent-style-name="End-title">
      <style:graphic-properties draw:auto-grow-height="true" fo:min-height="3.28cm"/>
    </style:style>
    <style:style style:name="pr9" style:family="presentation" style:parent-style-name="End-subtitle">
      <style:graphic-properties draw:fill-color="#ffffff" draw:auto-grow-height="true" fo:min-height="1.25cm"/>
    </style:style>
    <style:style style:name="pr10" style:family="presentation" style:parent-style-name="End-notes">
      <style:graphic-properties draw:fill-color="#ffffff" draw:auto-grow-height="true" fo:min-height="13.364cm"/>
    </style:style>
    <style:style style:name="P1" style:family="paragraph">
      <style:text-properties fo:font-size="20pt"/>
    </style:style>
  </office:automatic-styles>
  <office:body>
    <office:presentation>
      <presentation:footer-decl presentation:name="ftr1">Author's name</presentation:footer-decl>
      <presentation:date-time-decl presentation:name="dtd1" presentation:source="current-date" style:data-style-name="D6"/>
      <draw:page draw:name="page1" draw:style-name="dp1" draw:master-page-name="Title" presentation:presentation-page-layout-name="AL1T0" presentation:use-footer-name="ftr1" presentation:use-date-time-name="dtd1">
        <draw:frame presentation:style-name="pr1" draw:layer="layout" svg:width="23.598cm" svg:height="3.18cm" svg:x="0.9cm" svg:y="9.524cm" presentation:class="title" presentation:placeholder="true">
          <draw:text-box/>
        </draw:frame>
        <draw:frame presentation:style-name="pr2" draw:layer="layout" svg:width="23.6cm" svg:height="3.9cm" svg:x="0.9cm" svg:y="13.1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 presentation:presentation-page-layout-name="AL2T1" presentation:use-footer-name="ftr1" presentation:use-date-time-name="dtd1">
        <draw:frame presentation:style-name="pr4" draw:layer="layout" svg:width="23.6cm" svg:height="3.18cm" svg:x="0.9cm" svg:y="1.72cm" presentation:class="title" presentation:placeholder="true">
          <draw:text-box/>
        </draw:frame>
        <draw:frame presentation:style-name="pr5" draw:layer="layout" svg:width="22.859cm" svg:height="12.643cm" svg:x="1.27cm" svg:y="4.55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3T3" presentation:use-footer-name="ftr1" presentation:use-date-time-name="dtd1">
        <draw:frame presentation:style-name="pr4" draw:layer="layout" svg:width="23.6cm" svg:height="3.18cm" svg:x="0.9cm" svg:y="1.72cm" presentation:class="title" presentation:placeholder="true">
          <draw:text-box/>
        </draw:frame>
        <draw:frame presentation:style-name="pr5" draw:layer="layout" svg:width="11.155cm" svg:height="12.643cm" svg:x="1.27cm" svg:y="4.557cm" presentation:class="outline" presentation:placeholder="true">
          <draw:text-box/>
        </draw:frame>
        <draw:frame presentation:style-name="pr5" draw:layer="layout" svg:width="11.155cm" svg:height="12.643cm" svg:x="12.984cm" svg:y="4.557cm" presentation:class="outline" presentation:placeholder="true">
          <draw:text-box/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nd" presentation:presentation-page-layout-name="AL1T0" presentation:use-footer-name="ftr1" presentation:use-date-time-name="dtd1">
        <draw:frame presentation:style-name="pr8" draw:layer="layout" svg:width="23.6cm" svg:height="3.28cm" svg:x="0.9cm" svg:y="3.02cm" presentation:class="title" presentation:placeholder="true">
          <draw:text-box/>
        </draw:frame>
        <draw:frame presentation:style-name="pr9" draw:layer="layout" svg:width="23.6cm" svg:height="1.25cm" svg:x="0.9cm" svg:y="1.7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5DC000004656536496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fo:padding-left="0.4cm" fo:padding-right="0.4cm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18pt" style:font-size-asian="18pt" style:font-size-complex="18pt"/>
    </style:style>
    <style:style style:name="Title-outline3" style:family="presentation" style:parent-style-name="Title-outline2">
      <style:paragraph-properties fo:margin-top="0cm" fo:margin-bottom="0.3cm"/>
      <style:text-properties fo:font-size="18pt" style:font-size-asian="18pt" style:font-size-complex="18pt"/>
    </style:style>
    <style:style style:name="Title-outline4" style:family="presentation" style:parent-style-name="Title-outline3">
      <style:paragraph-properties fo:margin-top="0cm" fo:margin-bottom="0.2cm"/>
      <style:text-properties fo:font-size="18pt" style:font-size-asian="18pt" style:font-size-complex="18pt"/>
    </style:style>
    <style:style style:name="Title-outline5" style:family="presentation" style:parent-style-name="Title-outline4">
      <style:paragraph-properties fo:margin-top="0cm" fo:margin-bottom="0.1cm"/>
      <style:text-properties fo:font-size="18pt" style:font-size-asian="18pt" style:font-size-complex="18pt"/>
    </style:style>
    <style:style style:name="Title-outline6" style:family="presentation" style:parent-style-name="Title-outline5">
      <style:paragraph-properties fo:margin-top="0cm" fo:margin-bottom="0.1cm"/>
      <style:text-properties fo:font-size="18pt" style:font-size-asian="18pt" style:font-size-complex="18pt"/>
    </style:style>
    <style:style style:name="Title-outline7" style:family="presentation" style:parent-style-name="Title-outline6">
      <style:paragraph-properties fo:margin-top="0cm" fo:margin-bottom="0.1cm"/>
      <style:text-properties fo:font-size="18pt" style:font-size-asian="18pt" style:font-size-complex="18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justify" draw:textarea-vertical-align="top" draw:auto-grow-height="false" fo:padding-left="0.4cm" fo:padding-right="0.4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solid" draw:fill-color="#007a96" draw:textarea-vertical-align="top" fo:padding-top="0.2cm" fo:padding-left="0.4cm" fo:padding-right="0.4c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18pt" style:font-size-asian="18pt" style:font-size-complex="18pt"/>
    </style:style>
    <style:style style:name="Content-outline3" style:family="presentation" style:parent-style-name="Content-outline2">
      <style:paragraph-properties fo:margin-top="0cm" fo:margin-bottom="0.3cm"/>
      <style:text-properties fo:font-size="16pt" style:font-size-asian="16pt" style:font-size-complex="16pt"/>
    </style:style>
    <style:style style:name="Content-outline4" style:family="presentation" style:parent-style-name="Content-outline3">
      <style:paragraph-properties fo:margin-top="0cm" fo:margin-bottom="0.2cm"/>
      <style:text-properties fo:font-size="14pt" style:font-size-asian="14pt" style:font-size-complex="14pt"/>
    </style:style>
    <style:style style:name="Content-outline5" style:family="presentation" style:parent-style-name="Content-outline4">
      <style:paragraph-properties fo:margin-top="0cm" fo:margin-bottom="0.1cm"/>
      <style:text-properties fo:font-size="12pt" style:font-size-asian="12pt" style:font-size-complex="12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fo:padding-left="0.4cm" fo:padding-right="0.4cm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bitmap" draw:fill-image-name="background" style:repeat="stretch"/>
      <style:text-properties style:letter-kerning="true"/>
    </style:style>
    <style:style style:name="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solid" draw:fill-color="#ffffff" draw:textarea-vertical-align="middle" draw:auto-grow-height="false" draw:fit-to-size="shrink-to-fit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solid" draw:fill-color="#ffffff" draw:fill-image-width="0cm" draw:fill-image-height="0cm" draw:textarea-horizontal-align="left" draw:textarea-vertical-align="middle" fo:padding-left="0.4cm" fo:padding-right="0.4cm">
        <text:list-style style:name="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solid" draw:fill-color="#ffffff" draw:textarea-vertical-align="middle" fo:padding-left="0.4cm" fo:padding-right="0.4cm">
        <text:list-style style:name="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middle" draw:auto-grow-height="false" draw:fit-to-size="false" fo:padding-top="0.125cm" fo:padding-bottom="0.125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007a96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07a96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11cm, 0.033cm, 3.486cm, 0.458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middle" draw:auto-grow-height="false" draw:fit-to-size="false" fo:padding-top="0.125cm" fo:padding-bottom="0.125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14cm"/>
    </style:style>
    <style:style style:name="Mpr2" style:family="presentation" style:parent-style-name="Title-backgroundobjects">
      <style:graphic-properties draw:stroke="none" draw:fill-color="#ffffff" draw:textarea-vertical-align="middle" draw:auto-grow-height="false"/>
    </style:style>
    <style:style style:name="Mpr3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auto-grow-height="false" fo:min-height="1.314cm"/>
    </style:style>
    <style:style style:name="Mpr7" style:family="presentation" style:parent-style-name="Content-backgroundobjects">
      <style:graphic-properties draw:stroke="none" draw:fill-color="#ffffff" draw:textarea-vertical-align="middle" draw:auto-grow-height="false"/>
    </style:style>
    <style:style style:name="Mpr8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9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d-backgroundobjects">
      <style:graphic-properties draw:stroke="none" draw:fill="none" draw:fill-color="#ffffff" draw:auto-grow-height="false" fo:min-height="1.314cm"/>
    </style:style>
    <style:style style:name="Mpr12" style:family="presentation" style:parent-style-name="En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E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style:font-name="Liberation Sans1" fo:font-size="8pt" style:font-size-asian="8pt" style:font-size-complex="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8pt" style:font-size-asian="8pt" style:font-size-complex="8pt"/>
    </style:style>
    <style:style style:name="MT3" style:family="text">
      <style:text-properties fo:color="#000000" style:text-line-through-style="none" style:text-line-through-type="none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color="#000000" style:text-line-through-style="none" style:text-line-through-type="none" style:text-position="0% 58%" style:font-name="Arial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draw:frame presentation:style-name="Title-title" draw:layer="backgroundobjects" svg:width="23.598cm" svg:height="3.18cm" svg:x="0.9cm" svg:y="9.524cm" presentation:class="title" presentation:placeholder="true">
        <draw:text-box/>
      </draw:frame>
      <draw:frame presentation:style-name="Title-outline1" draw:layer="backgroundobjects" svg:width="23.6cm" svg:height="3.9cm" svg:x="0.9cm" svg:y="13.15cm" presentation:class="outline" presentation:placeholder="true">
        <draw:text-box/>
      </draw:frame>
      <draw:frame presentation:style-name="Mpr1" draw:text-style-name="MP1" draw:layer="backgroundobjects" svg:width="5.917cm" svg:height="1.313cm" svg:x="25.8cm" svg:y="13.28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cm" svg:height="1.313cm" svg:x="25.8cm" svg:y="14.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3cm" svg:x="25.8cm" svg:y="16.4cm" presentation:class="page-number">
        <draw:text-box>
          <text:p text:style-name="MP2"><text:span text:style-name="MT1"><text:page-number>&lt;Nummer&gt;</text:page-number></text:span></text:p>
        </draw:text-box>
      </draw:frame>
      <draw:g>
        <draw:custom-shape presentation:style-name="Mpr2" draw:text-style-name="MP4" draw:layer="backgroundobjects" svg:width="25.4cm" svg:height="1.45cm" svg:x="0cm" svg:y="17.6cm">
          <text:p/>
          <draw:enhanced-geometry svg:viewBox="0 0 21600 21600" draw:type="rectangle" draw:enhanced-path="M 0 0 L 21600 0 21600 21600 0 21600 0 0 Z N"/>
        </draw:custom-shape>
        <draw:frame presentation:style-name="Mpr3" draw:text-style-name="MP6" draw:layer="backgroundobjects" svg:width="7.651cm" svg:height="0.514cm" svg:x="16.449cm" svg:y="18.049cm">
          <draw:text-box>
            <text:p text:style-name="MP5"><text:span text:style-name="MT2"><presentation:footer/></text:span><text:span text:style-name="MT2"> <text:s/>| <text:s/></text:span><text:span text:style-name="MT2"><presentation:date-time/></text:span><text:span text:style-name="MT2"> <text:s/>| <text:s/></text:span><text:span text:style-name="MT2"><text:page-number>&lt;Nummer&gt;</text:page-number></text:span></text:p>
          </draw:text-box>
        </draw:frame>
        <draw:custom-shape draw:name="Textfeld 6" draw:style-name="Mgr3" draw:text-style-name="MP8" draw:layer="backgroundobjects" svg:width="9.398cm" svg:height="1.276cm" svg:x="3.304cm" svg:y="17.483cm">
          <text:p text:style-name="MP7"><text:span text:style-name="MT3">Autonomous</text:span><text:span text:style-name="MT4"> Systems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Mgr4" draw:text-style-name="MP9" draw:layer="backgroundobjects" svg:width="2.18cm" svg:height="1.001cm" svg:x="0.92cm" svg:y="17.602cm">
          <draw:image xlink:href="Pictures/2000003500003B0800001AFCBC79A6DF.wmf" xlink:type="simple" xlink:show="embed" xlink:actuate="onLoad">
            <text:p/>
          </draw:image>
        </draw:frame>
      </draw:g>
      <draw:g draw:name="Gruppieren 10">
        <draw:custom-shape draw:name="Rechteck 23" draw:style-name="Mgr5" draw:text-style-name="MP10" draw:layer="backgroundobjects" svg:width="24.609cm" svg:height="1.309cm" svg:x="0.398cm" svg:y="0.4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10" draw:layer="backgroundobjects" svg:width="0.519cm" svg:height="0.464cm" svg:x="0.398cm" svg:y="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10" draw:layer="backgroundobjects" svg:width="0.519cm" svg:height="0.464cm" svg:x="24.487cm" svg:y="1.6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9" draw:layer="backgroundobjects" svg:width="2.696cm" svg:height="0.439cm" svg:x="0.901cm" svg:y="0.852cm">
          <draw:image xlink:href="Pictures/2000004100001359000003144EC18F1B.wmf" xlink:type="simple" xlink:show="embed" xlink:actuate="onLoad">
            <text:p/>
          </draw:image>
        </draw:frame>
      </draw:g>
      <draw:frame draw:name="Grafik 6" draw:style-name="Mgr7" draw:text-style-name="MP9" draw:layer="backgroundobjects" svg:width="23.6cm" svg:height="7.8cm" svg:x="0.9cm" svg:y="1.724cm">
        <draw:image xlink:href="Pictures/100000000000046E0000026A4B44AB8C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3.6cm" svg:height="3.18cm" svg:x="0.9cm" svg:y="1.72cm" presentation:class="title" presentation:placeholder="true">
        <draw:text-box/>
      </draw:frame>
      <draw:frame presentation:style-name="Content-outline1" draw:layer="backgroundobjects" svg:width="22.859cm" svg:height="12.643cm" svg:x="1.27cm" svg:y="4.557cm" presentation:class="outline" presentation:placeholder="true">
        <draw:text-box/>
      </draw:frame>
      <draw:frame presentation:style-name="Mpr6" draw:text-style-name="MP1" draw:layer="backgroundobjects" svg:width="5.917cm" svg:height="1.313cm" svg:x="26.283cm" svg:y="13.4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05cm" svg:height="1.313cm" svg:x="26.35cm" svg:y="14.887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5.917cm" svg:height="1.313cm" svg:x="26.4cm" svg:y="16.4cm" presentation:class="page-number">
        <draw:text-box>
          <text:p text:style-name="MP2"><text:span text:style-name="MT1"><text:page-number>&lt;Nummer&gt;</text:page-number></text:span></text:p>
        </draw:text-box>
      </draw:frame>
      <draw:g>
        <draw:custom-shape presentation:style-name="Mpr7" draw:text-style-name="MP4" draw:layer="backgroundobjects" svg:width="25.4cm" svg:height="1.45cm" svg:x="0cm" svg:y="17.6cm">
          <text:p/>
          <draw:enhanced-geometry svg:viewBox="0 0 21600 21600" draw:type="rectangle" draw:enhanced-path="M 0 0 L 21600 0 21600 21600 0 21600 0 0 Z N"/>
        </draw:custom-shape>
        <draw:frame presentation:style-name="Mpr8" draw:text-style-name="MP6" draw:layer="backgroundobjects" svg:width="7.651cm" svg:height="0.514cm" svg:x="16.449cm" svg:y="18.049cm">
          <draw:text-box>
            <text:p text:style-name="MP5"><text:span text:style-name="MT2"><presentation:footer/></text:span><text:span text:style-name="MT2"> <text:s/>| <text:s/></text:span><text:span text:style-name="MT2"><presentation:date-time/></text:span><text:span text:style-name="MT2"> <text:s/>| <text:s/></text:span><text:span text:style-name="MT2"><text:page-number>&lt;Nummer&gt;</text:page-number></text:span></text:p>
          </draw:text-box>
        </draw:frame>
        <draw:custom-shape draw:name="Textfeld 6" draw:style-name="Mgr8" draw:text-style-name="MP8" draw:layer="backgroundobjects" svg:width="9.398cm" svg:height="1.276cm" svg:x="3.304cm" svg:y="17.483cm">
          <text:p text:style-name="MP7"><text:span text:style-name="MT3">Autonomous</text:span><text:span text:style-name="MT4"> Systems L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Mgr4" draw:text-style-name="MP9" draw:layer="backgroundobjects" svg:width="2.18cm" svg:height="1.001cm" svg:x="0.92cm" svg:y="17.602cm">
          <draw:image xlink:href="Pictures/2000003500003B0800001AFCBC79A6DF.wmf" xlink:type="simple" xlink:show="embed" xlink:actuate="onLoad">
            <text:p/>
          </draw:image>
        </draw:frame>
      </draw:g>
      <draw:g draw:name="Gruppieren 10">
        <draw:custom-shape draw:name="Rechteck 23" draw:style-name="Mgr5" draw:text-style-name="MP10" draw:layer="backgroundobjects" svg:width="24.609cm" svg:height="1.309cm" svg:x="0.4cm" svg:y="0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10" draw:layer="backgroundobjects" svg:width="0.519cm" svg:height="0.464cm" svg:x="0.4cm" svg:y="1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10" draw:layer="backgroundobjects" svg:width="0.519cm" svg:height="0.464cm" svg:x="24.489cm" svg:y="1.6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9" draw:layer="backgroundobjects" svg:width="2.696cm" svg:height="0.439cm" svg:x="0.903cm" svg:y="0.854cm">
          <draw:image xlink:href="Pictures/2000004100001359000003144EC18F1B.wmf" xlink:type="simple" xlink:show="embed" xlink:actuate="onLoad">
            <text:p/>
          </draw:image>
        </draw:frame>
      </draw:g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End" style:page-layout-name="PM1" draw:style-name="Mdp2">
      <draw:frame presentation:style-name="End-title" draw:layer="backgroundobjects" svg:width="23.6cm" svg:height="3.28cm" svg:x="0.9cm" svg:y="3.02cm" presentation:class="title" presentation:placeholder="true">
        <draw:text-box/>
      </draw:frame>
      <draw:frame presentation:style-name="End-outline1" draw:layer="backgroundobjects" svg:width="23.6cm" svg:height="1.25cm" svg:x="0.9cm" svg:y="1.75cm" presentation:class="outline" presentation:placeholder="true">
        <draw:text-box/>
      </draw:frame>
      <draw:frame presentation:style-name="Mpr11" draw:text-style-name="MP1" draw:layer="backgroundobjects" svg:width="5.917cm" svg:height="1.313cm" svg:x="26.483cm" svg:y="13.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05cm" svg:height="1.313cm" svg:x="26.55cm" svg:y="15.287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5.917cm" svg:height="1.313cm" svg:x="26.483cm" svg:y="16.8cm" presentation:class="page-number">
        <draw:text-box>
          <text:p text:style-name="MP2"><text:span text:style-name="MT1"><text:page-number>&lt;Nummer&gt;</text:page-number></text:span></text:p>
        </draw:text-box>
      </draw:frame>
      <draw:g draw:name="Gruppieren 10">
        <draw:custom-shape draw:name="Rechteck 23" draw:style-name="Mgr5" draw:text-style-name="MP10" draw:layer="backgroundobjects" svg:width="24.609cm" svg:height="1.309cm" svg:x="0.402cm" svg:y="0.4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4" draw:style-name="Mgr5" draw:text-style-name="MP10" draw:layer="backgroundobjects" svg:width="0.519cm" svg:height="0.464cm" svg:x="0.402cm" svg:y="1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5" draw:style-name="Mgr5" draw:text-style-name="MP10" draw:layer="backgroundobjects" svg:width="0.519cm" svg:height="0.464cm" svg:x="24.491cm" svg:y="1.6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18" draw:style-name="Mgr6" draw:text-style-name="MP9" draw:layer="backgroundobjects" svg:width="2.696cm" svg:height="0.439cm" svg:x="0.905cm" svg:y="0.856cm">
          <draw:image xlink:href="Pictures/2000004100001359000003144EC18F1B.wmf" xlink:type="simple" xlink:show="embed" xlink:actuate="onLoad">
            <text:p/>
          </draw:image>
        </draw:frame>
      </draw:g>
      <presentation:notes style:page-layout-name="PM0">
        <draw:page-thumbnail presentation:style-name="End-title" draw:layer="backgroundobjects" svg:width="0.001cm" svg:height="0.001cm" svg:x="0cm" svg:y="2.257cm" presentation:class="page"/>
        <draw:frame presentation:style-name="En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6T15:25:09.633452216</meta:creation-date>
    <dc:date>2014-06-19T12:21:41.881394398</dc:date>
    <meta:editing-duration>PT6H43M42S</meta:editing-duration>
    <meta:editing-cycles>4</meta:editing-cycles>
    <meta:generator>LibreOffice/4.2.3.3$Linux_X86_64 LibreOffice_project/420m0$Build-3</meta:generator>
    <meta:document-statistic meta:object-count="86"/>
  </office:meta>
</office:document-meta>
</file>